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P2" style:family="paragraph" style:parent-style-name="Text_20_body" style:list-style-name="WW8Num2"/>
    <style:style style:name="P3" style:family="paragraph" style:parent-style-name="Text_20_body" style:list-style-name="WW8Num2">
      <style:text-properties officeooo:rsid="001c6c24" officeooo:paragraph-rsid="001c6c24"/>
    </style:style>
    <style:style style:name="P4" style:family="paragraph" style:parent-style-name="Text_20_body" style:list-style-name="WW8Num2">
      <style:text-properties officeooo:rsid="001c9e46" officeooo:paragraph-rsid="001c9e46"/>
    </style:style>
    <style:style style:name="P5" style:family="paragraph" style:parent-style-name="Text_20_body" style:list-style-name="WW8Num2">
      <style:text-properties officeooo:rsid="0021b8ad" officeooo:paragraph-rsid="0021b8ad"/>
    </style:style>
    <style:style style:name="P6" style:family="paragraph" style:parent-style-name="Text_20_body" style:list-style-name="WW8Num2">
      <style:paragraph-properties fo:margin-top="0cm" fo:margin-bottom="0.247cm" loext:contextual-spacing="false"/>
    </style:style>
    <style:style style:name="T1" style:family="text">
      <style:text-properties officeooo:rsid="001c6c24"/>
    </style:style>
    <style:style style:name="T2" style:family="text">
      <style:text-properties fo:color="#5eb91e" officeooo:rsid="001c6c24"/>
    </style:style>
    <style:style style:name="T3" style:family="text">
      <style:text-properties officeooo:rsid="001fcc47"/>
    </style:style>
    <style:style style:name="T4" style:family="text">
      <style:text-properties officeooo:rsid="00213d37"/>
    </style:style>
    <style:style style:name="T5" style:family="text">
      <style:text-properties officeooo:rsid="0021b8ad"/>
    </style:style>
    <style:style style:name="T6" style:family="text">
      <style:text-properties officeooo:rsid="00233f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To do</text:h>
      <text:p text:style-name="Text_20_body"/>
      <text:list xml:id="list1043792844" text:style-name="WW8Num2">
        <text:list-item>
          <text:p text:style-name="P2">Finish first set of Udemy Vue.js videos<text:span text:style-name="T1"> - Monday - March 18th</text:span></text:p>
        </text:list-item>
        <text:list-item>
          <text:p text:style-name="P2">Change vue-resource to axios<text:span text:style-name="T1"> </text:span><text:span text:style-name="T2">- done - March 18th</text:span></text:p>
        </text:list-item>
        <text:list-item>
          <text:p text:style-name="P2">Get form to add something to database - step 1 - add in vue form - and get submit buttton to collect information in vue<text:span text:style-name="T1"> - Tuesday - March 19th</text:span></text:p>
        </text:list-item>
        <text:list-item>
          <text:p text:style-name="P2">Get form to add something to database - step 2 - use axios to send to server and just output on server<text:span text:style-name="T1"> - Wednesday - March 20th</text:span></text:p>
        </text:list-item>
        <text:list-item>
          <text:p text:style-name="P2">Get form to add something to database - step 3 - implement code in model to add things to the database<text:span text:style-name="T1"> - Wednesday - March 20th</text:span></text:p>
        </text:list-item>
        <text:list-item>
          <text:p text:style-name="P2">Autopopulate some info on form, and change drop-downs, based on defaults (like day of week and time for start time &amp; end time)<text:span text:style-name="T1"> - Thursday - March 21st</text:span></text:p>
        </text:list-item>
        <text:list-item>
          <text:p text:style-name="P2">Try adding three events with different places and organizations and adjust form as necessary<text:span text:style-name="T1"> - Friday - March 22nd</text:span></text:p>
        </text:list-item>
        <text:list-item>
          <text:p text:style-name="P4">Do to-do list (this document) in markdown format - investigate how to do markdown &amp; also easy ways to build / edit markdown documents.</text:p>
        </text:list-item>
        <text:list-item>
          <text:p text:style-name="P2">Get form to autopopulate based on what is in database (the organizations, places)<text:span text:style-name="T1"> - Saturday - March 23rd</text:span></text:p>
        </text:list-item>
        <text:list-item>
          <text:p text:style-name="P2">Get form to do more defaults<text:span text:style-name="T1"> - Saturday - March 23rd</text:span></text:p>
        </text:list-item>
        <text:list-item>
          <text:p text:style-name="P3">Get webScraper to send to database via model - David - Saturday - March 23rd</text:p>
        </text:list-item>
        <text:list-item>
          <text:p text:style-name="P3">Code review <text:span text:style-name="T6">&amp; plan/timeline review </text:span>- with David - on Saturday, March 23rd</text:p>
        </text:list-item>
        <text:list-item>
          <text:p text:style-name="P2">Add verifications - at both form level and database level<text:span text:style-name="T1"> - Saturday - March 23rd</text:span></text:p>
        </text:list-item>
        <text:list-item>
          <text:p text:style-name="P2">Fix the audience pop-ups - pop-up to correct place on form<text:span text:style-name="T3"> - Sunday, March 24th</text:span></text:p>
        </text:list-item>
        <text:list-item>
          <text:p text:style-name="P2">Populate with 50 sample events &amp; 10 sample organizations (or more) - and restructure database / form / application as needed.<text:span text:style-name="T3"> - Sunday, March 24th</text:span></text:p>
        </text:list-item>
        <text:list-item>
          <text:p text:style-name="P2">Fix reset button in form (make sure resets to actual initial state)<text:span text:style-name="T3"> - Sunday, March 24th</text:span></text:p>
        </text:list-item>
        <text:list-item>
          <text:p text:style-name="P2">Get the list of organizations and events to show organizations and events (just as lists)<text:span text:style-name="T4"> - Monday &amp; Tuesday, March 25th &amp; 26th</text:span></text:p>
        </text:list-item>
        <text:list-item>
          <text:p text:style-name="P5">Node.js video - section 11 - Wednesday, March 27th</text:p>
        </text:list-item>
        <text:list-item>
          <text:p text:style-name="P5">Node.js video - section 12 - Thursday, March 28th</text:p>
        </text:list-item>
        <text:list-item>
          <text:p text:style-name="P5">Node.js video - section 13 - Friday, March 29th</text:p>
        </text:list-item>
        <text:list-item>
          <text:p text:style-name="P5">Node.js video - sections 14, 15, 16 - Saturday, March 30th</text:p>
        </text:list-item>
        <text:list-item>
          <text:p text:style-name="P5"><text:soft-page-break/>Node.js video - sections 17, 18 - Sunday, March 31st</text:p>
        </text:list-item>
        <text:list-item>
          <text:p text:style-name="P2">Add authentication and a log-in and user sign-up<text:span text:style-name="T5"> - with e-mail validation, Sunday March 31st to <text:s/>Saturday, April 6th</text:span></text:p>
        </text:list-item>
        <text:list-item>
          <text:p text:style-name="P2">Read first third of vue on-line documentation<text:span text:style-name="T5"> - Sunday, April 7th</text:span></text:p>
        </text:list-item>
        <text:list-item>
          <text:p text:style-name="P2">Restructure application so that public sees one thing - but when people log in they see another and can add / modify / update / delete events, or organization, or place information<text:span text:style-name="T5"> - Monday, April 8th to Sunday, April 14th</text:span></text:p>
        </text:list-item>
        <text:list-item>
          <text:p text:style-name="P2">Read the lean startup book - <text:s/>make note of what things are good to track<text:span text:style-name="T5"> - Monday, Tuesday, Wednesday, April 15 to April 17</text:span></text:p>
        </text:list-item>
        <text:list-item>
          <text:p text:style-name="P2">Read one other business / IT book / agile startup book - make note of what things are good to track<text:span text:style-name="T5"> - Thursday, Friday, Saturday, April 18 to April 21</text:span></text:p>
        </text:list-item>
        <text:list-item>
          <text:p text:style-name="P2">Read lean analytics book - make note of what things are good to track<text:span text:style-name="T5">, Sunday, Monday, Tuesday, April 22 to April </text:span></text:p>
        </text:list-item>
        <text:list-item>
          <text:p text:style-name="P2">Write code to track how much time users' go to pages, spend on each page, when they go from one page to another page - and track in database table</text:p>
        </text:list-item>
        <text:list-item>
          <text:p text:style-name="P2">Watch other vue.js videos</text:p>
        </text:list-item>
        <text:list-item>
          <text:p text:style-name="P2">Read second third of vue online documentation</text:p>
        </text:list-item>
        <text:list-item>
          <text:p text:style-name="P2">Build calendar</text:p>
        </text:list-item>
        <text:list-item>
          <text:p text:style-name="P2">Build automatic filters on organization - one clicks and organizations added / removed</text:p>
        </text:list-item>
        <text:list-item>
          <text:p text:style-name="P2">Build automatic filters on event calendar - clicks and events added / removed</text:p>
        </text:list-item>
        <text:list-item>
          <text:p text:style-name="P2">Restructure forms to something that would be more useful for a particular user</text:p>
        </text:list-item>
        <text:list-item>
          <text:p text:style-name="P2">MVP ready</text:p>
        </text:list-item>
        <text:list-item>
          <text:p text:style-name="P2">Read rest of vue online documentation</text:p>
        </text:list-item>
        <text:list-item>
          <text:p text:style-name="P2">Put form scss into mixins</text:p>
        </text:list-item>
        <text:list-item>
          <text:p text:style-name="P2">Use only bootstrap that are needed and find way to override scss parameters with my parameters</text:p>
        </text:list-item>
        <text:list-item>
          <text:p text:style-name="P2">Add unit-testing for application</text:p>
        </text:list-item>
        <text:list-item>
          <text:p text:style-name="P2">Watch webpack videos and improve webpack</text:p>
        </text:list-item>
        <text:list-item>
          <text:p text:style-name="P2">Finish the github videos</text:p>
        </text:list-item>
        <text:list-item>
          <text:p text:style-name="P2">Finish the postgresql videos </text:p>
        </text:list-item>
        <text:list-item>
          <text:p text:style-name="P2">Finish the node-vue-postgres course</text:p>
        </text:list-item>
        <text:list-item>
          <text:p text:style-name="P2">Read more css /scss books</text:p>
        </text:list-item>
        <text:list-item>
          <text:p text:style-name="P2"><text:soft-page-break/>Improve css / scss of whole application - have a common css theme</text:p>
        </text:list-item>
        <text:list-item>
          <text:p text:style-name="P2">Get logo for Ashroh enterprises</text:p>
        </text:list-item>
        <text:list-item>
          <text:p text:style-name="P2">Research more about 'dysfunction' of Web (Tim Berners-Lee), effect on social media - write document stating why this company will be different - argument / essay piece</text:p>
        </text:list-item>
        <text:list-item>
          <text:p text:style-name="P2">Build website for Ashroh enterprises</text:p>
        </text:list-item>
        <text:list-item>
          <text:p text:style-name="P2">Print business cards with me as CEO &amp; logo for Ashroh enterprises</text:p>
        </text:list-item>
        <text:list-item>
          <text:p text:style-name="P2">Get articles of incorporation - triple bottom line - social economy enterprise - worker / consumer co-op</text:p>
        </text:list-item>
        <text:list-item>
          <text:p text:style-name="P2">Get privacy statement &amp; terms &amp; conditions</text:p>
        </text:list-item>
        <text:list-item>
          <text:p text:style-name="P2">Incorporate Ashroh enterprises</text:p>
        </text:list-item>
        <text:list-item>
          <text:p text:style-name="P2">Launch Ashroh enterprises &amp; Queer Toronto sites in hidden / secret locations</text:p>
        </text:list-item>
        <text:list-item>
          <text:p text:style-name="P2">Test Ashroh &amp; Queer Toronto on many different devices &amp; web pages</text:p>
        </text:list-item>
        <text:list-item>
          <text:p text:style-name="P2">Phone half a dozen of main people - show 'hidden' site and ask permission to launch</text:p>
        </text:list-item>
        <text:list-item>
          <text:p text:style-name="P2">Launch application - big meeting / party about official launch</text:p>
        </text:list-item>
        <text:list-item>
          <text:p text:style-name="P2">Watch videos on RESTful - and make RESTful</text:p>
        </text:list-item>
        <text:list-item>
          <text:p text:style-name="P2">Read javascript ninja book and improve javascript code</text:p>
        </text:list-item>
        <text:list-item>
          <text:p text:style-name="P2">Add transitions between vue routes</text:p>
        </text:list-item>
        <text:list-item>
          <text:p text:style-name="P2">Implement style guide for the javascript &amp; other code</text:p>
        </text:list-item>
        <text:list-item>
          <text:p text:style-name="P2">Incorporate with Google maps - Build a google-maps interface that displays events &amp; organizations on a map and allows users to filter by this - also build an address auto lookup</text:p>
        </text:list-item>
        <text:list-item>
          <text:p text:style-name="P2">Add ability to add volunteer opportunities</text:p>
        </text:list-item>
        <text:list-item>
          <text:p text:style-name="P2">Add the pink-book - health care professionals sensitive to and knowledgeable about queer issues</text:p>
        </text:list-item>
        <text:list-item>
          <text:p text:style-name="P2">Add 'Fabio - homobot' - to answer common questions</text:p>
        </text:list-item>
        <text:list-item>
          <text:p text:style-name="P6">Add blog section - and Q&amp;A discussion forum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2" svg:font-family="'Lohit Devanagari'" style:font-pitch="variable"/>
    <style:font-face style:name="Noto Sans CJK SC Regular" svg:font-family="'Noto Sans CJK SC Regular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CA" style:letter-kerning="true" style:font-name-asian="Noto Serif CJK SC1" style:font-family-asian="'Noto Serif CJK SC'" style:font-pitch-asian="variable" style:font-size-asian="12pt" style:language-asian="zh" style:country-asian="CN" style:font-name-complex="Lohit Devanagari2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Lohit Devanagari2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Brown</meta:initial-creator>
    <meta:creation-date>2019-03-12T16:32:28.466434700</meta:creation-date>
    <dc:creator>Tom Brown</dc:creator>
    <dc:date>2019-03-18T10:37:37.020521594</dc:date>
    <meta:editing-cycles>32</meta:editing-cycles>
    <meta:editing-duration>PT5H50M54S</meta:editing-duration>
    <meta:generator>LibreOffice/6.1.5.2$Linux_X86_64 LibreOffice_project/10$Build-2</meta:generator>
    <meta:document-statistic meta:table-count="0" meta:image-count="0" meta:object-count="0" meta:page-count="3" meta:paragraph-count="67" meta:word-count="962" meta:character-count="5208" meta:non-whitespace-character-count="4375"/>
  </office:meta>
</office:document-meta>
</file>